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f5fcd" officeooo:paragraph-rsid="001f5fcd" style:font-name-asian="Arial"/>
    </style:style>
    <style:style style:name="P2" style:family="paragraph" style:parent-style-name="Standard">
      <style:text-properties fo:font-size="12pt" officeooo:rsid="001f5fcd" officeooo:paragraph-rsid="001f5fcd" style:font-name-asian="Arial" style:font-size-asian="10.5pt" style:language-asian="ko" style:country-asian="KR" style:font-size-complex="12pt"/>
    </style:style>
    <style:style style:name="P3" style:family="paragraph" style:parent-style-name="Standard">
      <style:text-properties fo:font-size="12pt" fo:font-weight="bold" officeooo:rsid="001f5fcd" officeooo:paragraph-rsid="001f5fcd" style:font-name-asian="Arial" style:font-size-asian="10.5pt" style:language-asian="ko" style:country-asian="KR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f6fbb" officeooo:paragraph-rsid="001f6fbb" style:font-name-asian="Arial" style:font-size-asian="10.5pt" style:language-asian="ko" style:country-asian="KR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207c67" officeooo:paragraph-rsid="00207c67" style:font-name-asian="Arial" style:font-size-asian="10.5pt" style:language-asian="ko" style:country-asian="KR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207c67" officeooo:paragraph-rsid="002281ad" style:font-name-asian="Arial" style:font-size-asian="10.5pt" style:language-asian="ko" style:country-asian="KR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207c67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24ecd" officeooo:paragraph-rsid="00224ecd" style:font-name-asian="Arial" style:font-size-asian="10.5pt" style:language-asian="ko" style:country-asian="KR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224ecd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46b74" officeooo:paragraph-rsid="00246b74" style:font-name-asian="Arial" style:font-size-asian="10.5pt" style:language-asian="ko" style:country-asian="KR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49c52" officeooo:paragraph-rsid="00249c52" style:font-name-asian="Arial" style:font-size-asian="10.5pt" style:language-asian="ko" style:country-asian="KR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1f6fbb" officeooo:paragraph-rsid="001f6fbb" style:font-name-asian="Arial" style:font-size-asian="10.5pt" style:language-asian="ko" style:country-asian="KR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07c67" officeooo:paragraph-rsid="00207c67" style:font-name-asian="Arial" style:font-size-asian="10.5pt" style:language-asian="ko" style:country-asian="KR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7c67" officeooo:paragraph-rsid="00224ecd" style:font-name-asian="Arial" style:font-size-asian="10.5pt" style:language-asian="ko" style:country-asian="KR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07c67" officeooo:paragraph-rsid="00246b74" style:font-name-asian="Arial" style:font-size-asian="10.5pt" style:language-asian="ko" style:country-asian="KR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24ecd" officeooo:paragraph-rsid="00224ecd" style:font-name-asian="Arial" style:font-size-asian="10.5pt" style:language-asian="ko" style:country-asian="KR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f5fcd" officeooo:paragraph-rsid="001f5fcd" style:font-name-asian="Arial" style:font-size-asian="10.5pt" style:language-asian="ko" style:country-asian="KR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46b74" officeooo:paragraph-rsid="00246b74" style:font-name-asian="Arial" style:font-size-asian="10.5pt" style:language-asian="ko" style:country-asian="KR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49c52" officeooo:paragraph-rsid="00249c52" style:font-name-asian="Arial" style:font-size-asian="10.5pt" style:language-asian="ko" style:country-asian="KR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5fe80" officeooo:paragraph-rsid="0025fe80" style:font-name-asian="Arial" style:font-size-asian="10.5pt" style:language-asian="ko" style:country-asian="KR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1f5fcd" officeooo:paragraph-rsid="001f5fcd" style:font-name-asian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4ecd" style:font-weight-asian="bold" style:font-weight-complex="bold"/>
    </style:style>
    <style:style style:name="T3" style:family="text">
      <style:text-properties fo:font-weight="bold" officeooo:rsid="002281ad" style:font-weight-asian="bold" style:font-weight-complex="bold"/>
    </style:style>
    <style:style style:name="T4" style:family="text">
      <style:text-properties fo:font-weight="bold" officeooo:rsid="00246b74" style:font-weight-asian="bold" style:font-weight-complex="bold"/>
    </style:style>
    <style:style style:name="T5" style:family="text">
      <style:text-properties fo:font-weight="bold" officeooo:rsid="00249c52" style:font-weight-asian="bold" style:font-weight-complex="bold"/>
    </style:style>
    <style:style style:name="T6" style:family="text">
      <style:text-properties officeooo:rsid="001f6fbb"/>
    </style:style>
    <style:style style:name="T7" style:family="text">
      <style:text-properties officeooo:rsid="00207c6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24ecd"/>
    </style:style>
    <style:style style:name="T10" style:family="text">
      <style:text-properties officeooo:rsid="002281ad"/>
    </style:style>
    <style:style style:name="T11" style:family="text">
      <style:text-properties fo:font-size="12pt" fo:font-weight="bold" officeooo:rsid="00207c67" style:font-name-asian="Arial" style:font-size-asian="10.5pt" style:language-asian="ko" style:country-asian="KR" style:font-weight-asian="bold" style:font-size-complex="12pt" style:font-weight-complex="bold"/>
    </style:style>
    <style:style style:name="T12" style:family="text">
      <style:text-properties fo:font-size="12pt" fo:font-weight="normal" officeooo:rsid="00207c67" style:font-name-asian="Arial" style:font-size-asian="10.5pt" style:language-asian="ko" style:country-asian="KR" style:font-weight-asian="normal" style:font-size-complex="12pt" style:font-weight-complex="normal"/>
    </style:style>
    <style:style style:name="T13" style:family="text">
      <style:text-properties officeooo:rsid="00246b74"/>
    </style:style>
    <style:style style:name="T14" style:family="text">
      <style:text-properties officeooo:rsid="00249c52"/>
    </style:style>
    <style:style style:name="T15" style:family="text">
      <style:text-properties officeooo:rsid="0025fe80"/>
    </style:style>
    <style:style style:name="T16" style:family="text">
      <style:text-properties officeooo:rsid="00270e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Order WorkFlow</text:p>
      <text:p text:style-name="P1"/>
      <text:p text:style-name="P1"/>
      <text:p text:style-name="P1"/>
      <text:p text:style-name="P2">Order <text:span text:style-name="T7">Micro</text:span> Service</text:p>
      <text:p text:style-name="P2">주문 및 구매, 취소등에 관련된 일련의 Process</text:p>
      <text:p text:style-name="P2"/>
      <text:p text:style-name="P2"/>
      <text:p text:style-name="P3">결제 대기 현황</text:p>
      <text:p text:style-name="P17">결제 대기중 : 결제 할것인가 말것인가 어느것으로 할것인가 등.<text:span text:style-name="T10">(아마 다른 Service)</text:span></text:p>
      <text:p text:style-name="P2">생성된 오더에 대한 결제완료 가능-&gt;<text:span text:style-name="T1">주문현황</text:span></text:p>
      <text:p text:style-name="P2">일정 시간이 지날 시나 결제를 취소할시-<text:span text:style-name="T6">&gt;</text:span><text:span text:style-name="T1">결제만료/취소현황</text:span></text:p>
      <text:p text:style-name="P2"/>
      <text:p text:style-name="P2"/>
      <text:p text:style-name="P4">주문현황</text:p>
      <text:p text:style-name="P12">현재 주문현황 확인</text:p>
      <text:p text:style-name="P12">새로운 사용자<text:span text:style-name="T7">(소매, 도매등)</text:span>에 의해 Order생성</text:p>
      <text:p text:style-name="P13">재고있음, 재고없음, 부분재고없음 Domain과 연결</text:p>
      <text:p text:style-name="P13">재고있음 : 현재 생성될 Order(사용자-&gt;소매상,소매상-&gt;도매상등)에게 재고가 존재함.(거래 가능)</text:p>
      <text:p text:style-name="P13">재고없음 : 현재 생성될 Order에게 </text:p>
      <text:p text:style-name="P13">부분재고없음 : 단체 주문에서의(ex:에어컨2대) 부분적 재고 보유</text:p>
      <text:p text:style-name="P13">재고있음 -&gt;<text:span text:style-name="T1">상품준비중현황 <text:s/>*중요*</text:span><text:span text:style-name="T2">(새로운 Order 생성됨)</text:span></text:p>
      <text:p text:style-name="P13">재고없음-&gt;<text:span text:style-name="T1">재고없음현황</text:span></text:p>
      <text:p text:style-name="P13">부분재고없음-&gt;새로운 도메인 오더항목 수정과 부분환불.</text:p>
      <text:p text:style-name="P5">*이 이후의 Flow는 결제취소가 아니라 반품으로 들어갑니다<text:span text:style-name="T8">*</text:span></text:p>
      <text:p text:style-name="P5"/>
      <text:p text:style-name="P5">재고없음 현황</text:p>
      <text:p text:style-name="P13">재고가 있는지 없는지 확인가능</text:p>
      <text:p text:style-name="P14">재고가 없으므로 그 Order는 결제 취소</text:p>
      <text:p text:style-name="P14">ex<text:span text:style-name="T9">)</text:span>에어컨이 10대있는줄 알았는데 9대라 한대는 취소되어야함</text:p>
      <text:p text:style-name="P18">ex2)소매상에게 에어컨이 없어서 설치를 못함.</text:p>
      <text:p text:style-name="P13">출고 완료 전까지는 언제나 재고가 없어질 수 있음.</text:p>
      <text:p text:style-name="P5"/>
      <text:p text:style-name="P5">상품준비중현황</text:p>
      <text:p text:style-name="P5">***이곳부터는 사용자 결제 취소 불가능! 반품으로 처리됩니다***</text:p>
      <text:p text:style-name="P10">새로운 Order가 생성되는순간(상품이 준비되는순간부터) 결제취소 불가능</text:p>
      <text:p text:style-name="P13">반품신청시 <text:span text:style-name="T1">반품진행현황</text:span>으로</text:p>
      <text:p text:style-name="P13">상품이 준비되었나 안되었나 등 확인 가능</text:p>
      <text:p text:style-name="P13">발주진행 <text:span text:style-name="T10">Flow에따라 완료되면 </text:span><text:span text:style-name="T3">발주확인현황으로 or 재고가 존재하지 않는다면 </text:span></text:p>
      <text:p text:style-name="P13">재고있음, 기사배정 배송지 선택 Domain 배송지 선택 Domain</text:p>
      <text:p text:style-name="P13">재고있음-&gt;파트너 매입-&gt;매입주문생성 -<text:span text:style-name="T10">&gt;</text:span><text:span text:style-name="T3">발주확인현황</text:span></text:p>
      <text:p text:style-name="P13">ex)판매 소매상에서 도매상에게 매입선택</text:p>
      <text:p text:style-name="P13">파트너매입 : 등록된 도매상 등 쓱싹을 이용할 매체에게서 매입(고로 Order 새로 생성)</text:p>
      <text:p text:style-name="P13">매입주문생성 : 새로운 Order생성 -<text:span text:style-name="T10">&gt;</text:span><text:span text:style-name="T3">발주확인현황</text:span></text:p>
      <text:p text:style-name="P6">플로우가 정상적으로 진행되면 두개가 생성됨. 기사배정 <text:span text:style-name="T10">Order와 파트너 도매상의 Order</text:span></text:p>
      <text:p text:style-name="P13">재고있음-&gt;비파트너 매입-&gt;매입거래생성 -<text:span text:style-name="T10">&gt;</text:span><text:span text:style-name="T3">발주확인현황</text:span></text:p>
      <text:p text:style-name="P13">비파트너 매입:등록되지 않은 도매상에게서 구입</text:p>
      <text:p text:style-name="P13">매입거래 생성:새로운 에어컨 구입 Order가 생성되는것이 아니라 영수증개념으로 생성</text:p>
      <text:p text:style-name="P14"><text:soft-page-break/>기존재고 선택-&gt;기존재고 SKU할당</text:p>
      <text:p text:style-name="P14">기존재고 선택 : 기존에 소매 <text:span text:style-name="T9">or 도매가 가지고있는 재고로 사용됨.</text:span></text:p>
      <text:p text:style-name="P14">기사배정-<text:span text:style-name="T9">&gt;설치주문생성</text:span></text:p>
      <text:p text:style-name="P14">기사배정 : 설치에 따른 새로운 기사 필요</text:p>
      <text:p text:style-name="P14">설치주문생성 : 배정되면 <text:span text:style-name="T1">새로운 </text:span><text:span text:style-name="T2">Order생성</text:span><text:span text:style-name="T5">(설치기사용)</text:span></text:p>
      <text:p text:style-name="P14">배송지선택 : 어디로 배송할것인지.</text:p>
      <text:p text:style-name="P16">ex)고객이면 자신의 집주소등, 소 도매상끼리는 소도매 주소가 됩니다.<text:span text:style-name="T10">(사용자에 따라 달라짐)</text:span></text:p>
      <text:p text:style-name="P16"/>
      <text:p text:style-name="P16"/>
      <text:p text:style-name="P9">발주확인현황</text:p>
      <text:p text:style-name="P15">반품신청시 <text:span text:style-name="T1">반품진행현황</text:span>으로</text:p>
      <text:p text:style-name="P16">발주상황을 확인가능</text:p>
      <text:p text:style-name="P16">발주가 완료될시 <text:span text:style-name="T1">발주완료현황으로 </text:span><text:span text:style-name="T4">(연결된 Order가 발주완료할시)</text:span></text:p>
      <text:p text:style-name="P16">재고가 없을시 <text:span text:style-name="T1">재고없음현황</text:span>으로</text:p>
      <text:p text:style-name="P16">발주취소시 <text:span text:style-name="T1">재고없음현황</text:span>으로</text:p>
      <text:p text:style-name="P8"/>
      <text:p text:style-name="P8"/>
      <text:p text:style-name="P9">발주완료현황</text:p>
      <text:p text:style-name="P15">반품신청시 <text:span text:style-name="T1">반품진행현황</text:span>으로</text:p>
      <text:p text:style-name="P15">최종 출고시 <text:span text:style-name="T1">출고완료현황</text:span>으로</text:p>
      <text:p text:style-name="P15">교환신청시에는 <text:span text:style-name="T1">교환진행현황</text:span>으로</text:p>
      <text:p text:style-name="P15"/>
      <text:p text:style-name="P15"/>
      <text:p text:style-name="P7">출고완료현황</text:p>
      <text:p text:style-name="P15">최종 출고가 완료됨</text:p>
      <text:p text:style-name="P15">구매자가 구매확정을 하면 <text:span text:style-name="T1">구매확정현황</text:span>으로</text:p>
      <text:p text:style-name="P15">교환신청시 <text:span text:style-name="T1">교환진행현황</text:span>으로</text:p>
      <text:p text:style-name="P15">반품신청시 <text:span text:style-name="T1">반품진행현황</text:span>으로</text:p>
      <text:p text:style-name="P15">설치자 배송완료 : 설치자가 실제 이용자에게 전달함.</text:p>
      <text:p text:style-name="P15">설치완료 : 설치완료<text:span text:style-name="T13">(이순간에 설치가 불가능 할 수도있으니 </text:span><text:span text:style-name="T4">반품진행현황</text:span><text:span text:style-name="T13">으로 갈 수도 있습니다)</text:span></text:p>
      <text:p text:style-name="P18">(질문할곳, 설치 불가능하게 처리될 시 반품으로 처리? 결제취소 처리?)</text:p>
      <text:p text:style-name="P15">설치자 배송완료-<text:span text:style-name="T13">&gt;설치완료</text:span></text:p>
      <text:p text:style-name="P18"/>
      <text:p text:style-name="P18"/>
      <text:p text:style-name="P10">구매확정현황</text:p>
      <text:p text:style-name="P18">그 Order에 대한 사용자가 구매확정처리하는곳</text:p>
      <text:p text:style-name="P18">이곳에서 Order는 종료됩니다.(일반적인 거래완료)</text:p>
      <text:p text:style-name="P18">리뷰작성가능</text:p>
      <text:p text:style-name="P18"/>
      <text:p text:style-name="P10"/>
      <text:p text:style-name="P10">반품진행현황</text:p>
      <text:p text:style-name="P18">두가지 <text:span text:style-name="T14">Flow</text:span></text:p>
      <text:p text:style-name="P18">환불승인 환불거절 두가지 <text:span text:style-name="T16">Case</text:span></text:p>
      <text:p text:style-name="P18">환불거절시 그냥 거절</text:p>
      <text:p text:style-name="P18">환불 승인시 -<text:span text:style-name="T14">&gt;수거완료 -&gt;반품완료순으로 진행</text:span></text:p>
      <text:p text:style-name="P19">(질문할곳, 수거도 OrderService에서 새로운 Order 생성합니까?)</text:p>
      <text:p text:style-name="P19"/>
      <text:p text:style-name="P11"/>
      <text:p text:style-name="P11">교환진행현황</text:p>
      <text:p text:style-name="P19">교환을 원할시 사용되는 곳</text:p>
      <text:p text:style-name="P19">교환거절</text:p>
      <text:p text:style-name="P19"><text:soft-page-break/>교환 승인시 수거하고 반품할 것인지</text:p>
      <text:p text:style-name="P19">아니면 제품이 추가될것인지 나뉨</text:p>
      <text:p text:style-name="P19">교환승인→수거완료<text:span text:style-name="T15">-&gt;반품완료</text:span></text:p>
      <text:p text:style-name="P19">반품과 똑같은 <text:span text:style-name="T15">Flow</text:span></text:p>
      <text:p text:style-name="P19">제품추가→재고있음→출고완료→구매확정<text:span text:style-name="T15">-&gt;교환완료</text:span></text:p>
      <text:p text:style-name="P20">Order에 새로운 제품이 추가되며 상품준비중 현황부터 새로이 시작됨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5:06:11.176000000</meta:creation-date>
    <meta:generator>LibreOffice/5.0.0.5$Windows_x86 LibreOffice_project/1b1a90865e348b492231e1c451437d7a15bb262b</meta:generator>
    <dc:date>2018-12-10T06:32:44.640000000</dc:date>
    <meta:editing-duration>PT52M26S</meta:editing-duration>
    <meta:editing-cycles>8</meta:editing-cycles>
    <meta:document-statistic meta:table-count="0" meta:image-count="0" meta:object-count="0" meta:page-count="3" meta:paragraph-count="84" meta:word-count="1477" meta:character-count="1967" meta:non-whitespace-character-count="1674"/>
  </office:meta>
</office:document-meta>
</file>